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color="#729fcf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6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7.438cm" svg:y="29.292cm">
          <draw:text-box>
            <text:p><text:span text:style-name="T5">sum: -8</text:span></text:p>
          </draw:text-box>
        </draw:frame>
        <draw:frame draw:style-name="gr9" draw:text-style-name="P5" draw:layer="layout" svg:width="3.093cm" svg:height="1.204cm" svg:x="27.638cm" svg:y="30.192cm">
          <draw:text-box>
            <text:p><text:span text:style-name="T5">min: -8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8" draw:layer="layout" svg:width="3.868cm" svg:height="1.517cm" svg:x="28.652cm" svg:y="22.329cm">
          <draw:text-box>
            <text:p><text:span text:style-name="T9">val = 5</text:span></text:p>
          </draw:text-box>
        </draw:frame>
        <draw:frame draw:style-name="gr9" draw:text-style-name="P8" draw:layer="layout" svg:width="3.868cm" svg:height="1.517cm" svg:x="50.787cm" svg:y="15.812cm">
          <draw:text-box>
            <text:p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27:24.192694315</dc:date>
    <dc:creator>elucterio </dc:creator>
    <meta:editing-duration>PT4H27M37S</meta:editing-duration>
    <meta:editing-cycles>49</meta:editing-cycles>
    <meta:generator>LibreOffice/4.2.8.2$Linux_X86_64 LibreOffice_project/420m0$Build-2</meta:generator>
    <meta:document-statistic meta:object-count="99"/>
  </office:meta>
</office:document-meta>
</file>